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16d39" style:font-weight-asian="bold" style:font-weight-complex="bold"/>
    </style:style>
    <style:style style:name="P3" style:family="paragraph" style:parent-style-name="Standard">
      <loext:graphic-properties draw:fill="solid" draw:fill-color="#272822"/>
      <style:paragraph-properties fo:background-color="#272822" fo:padding="0cm" fo:border="none" style:shadow="non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66d9ef" loext:opacity="100%" style:font-name="JetBrains Mono" fo:font-size="13.5pt" fo:font-style="italic" fo:font-weight="normal" style:font-size-asian="13.5pt" style:font-style-asian="italic" style:font-weight-asian="normal"/>
    </style:style>
    <style:style style:name="T2" style:family="text">
      <style:text-properties fo:color="#66d9ef" loext:opacity="100%" style:font-name="JetBrains Mono" fo:font-size="13.5pt" fo:font-style="italic" fo:font-weight="normal" style:font-size-asian="13.5pt" style:font-style-asian="italic" style:font-weight-asian="normal" style:font-weight-complex="normal"/>
    </style:style>
    <style:style style:name="T3" style:family="text">
      <style:text-properties fo:color="#66d9ef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f8f8f2" loext:opacity="100%" style:font-name="JetBrains Mono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f8f8f2" loext:opacity="100%" style:font-name="JetBrains Mono" fo:font-size="13.5pt" fo:font-style="normal" fo:font-weight="normal" style:font-size-asian="13.5pt" style:font-style-asian="normal" style:font-weight-asian="normal" style:font-weight-complex="normal"/>
    </style:style>
    <style:style style:name="T6" style:family="text">
      <style:text-properties fo:color="#a6e22e" loext:opacity="100%" style:font-name="JetBrains Mono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f92672" loext:opacity="100%" style:font-name="JetBrains Mono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94558d" loext:opacity="100%" style:font-name="JetBrains Mono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ae81ff" loext:opacity="100%" style:font-name="JetBrains Mono" fo:font-size="13.5pt" fo:font-style="normal" fo:font-weight="normal" style:font-size-asian="13.5pt" style:font-style-asian="normal" style:font-weight-asian="normal"/>
    </style:style>
    <style:style style:name="T10" style:family="text">
      <style:text-properties fo:color="#e6db74" loext:opacity="100%" style:font-name="JetBrains Mono" fo:font-size="13.5pt" fo:font-style="normal" fo:font-weight="normal" style:font-size-asian="13.5pt" style:font-style-asian="normal" style:font-weight-asian="normal"/>
    </style:style>
    <style:style style:name="T11" style:family="text">
      <style:text-properties fo:color="#75715e" loext:opacity="100%" style:font-name="JetBrains Mono" fo:font-size="13.5pt" fo:font-style="normal" fo:font-weight="normal" style:font-size-asian="13.5pt" style:font-style-asian="normal" style:font-weight-asian="normal"/>
    </style:style>
    <style:style style:name="T12" style:family="text">
      <style:text-properties loext:padding="0.049cm" loext:border="0.06pt solid #e3e3e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 loext:padding="0.049cm" loext:border="0.06pt solid #e3e3e3"/>
    </style:style>
    <style:style style:name="T15" style:family="text">
      <style:text-properties fo:font-weight="normal" officeooo:rsid="00116d39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одключение библиотек и реализация виджета QpushButton:</text:p>
      <text:p text:style-name="P3" loext:marker-style-name="T4"><text:span text:style-name="T1">import </text:span><text:span text:style-name="T4">sys<text:line-break/></text:span><text:span text:style-name="T1">from </text:span><text:span text:style-name="T4">PyQt6.QtWidgets </text:span><text:span text:style-name="T1">import </text:span><text:span text:style-name="T4">QApplication, QWidget, QLabel, QPushButton<text:line-break/></text:span><text:span text:style-name="T1">from </text:span><text:span text:style-name="T4">PyQt6.QtGui </text:span><text:span text:style-name="T1">import </text:span><text:span text:style-name="T4">QFont, QPixmap</text:span></text:p>
      <text:p text:style-name="P1"><text:span text:style-name="T13">Этот фрагмент кода является частью начальной настройки приложения. Здесь подключаются необходимые модули из библиотеки PyQt6. </text:span><text:span text:style-name="Source_20_Text"><text:span text:style-name="T14">QApplication</text:span></text:span><text:span text:style-name="T13"> используется для создания приложения, </text:span><text:span text:style-name="Source_20_Text"><text:span text:style-name="T14">QWidget</text:span></text:span><text:span text:style-name="T13"> - для создания окна, </text:span><text:span text:style-name="Source_20_Text"><text:span text:style-name="T14">QLabel</text:span></text:span><text:span text:style-name="T13"> - для отображения текста, </text:span><text:span text:style-name="Source_20_Text"><text:span text:style-name="T14">QPushButton</text:span></text:span><text:span text:style-name="T13"> - для создания кнопок. </text:span><text:span text:style-name="Source_20_Text"><text:span text:style-name="T14">QFont</text:span></text:span><text:span text:style-name="T13"> используется для установки шрифта, а </text:span><text:span text:style-name="Source_20_Text"><text:span text:style-name="T14">QPixmap</text:span></text:span><text:span text:style-name="T13"> - для работы с изображениями.</text:span></text:p>
      <text:p text:style-name="P1"><text:span text:style-name="T13"/></text:p>
      <text:p text:style-name="P1"><text:span text:style-name="T13">Различия от исходного кода:</text:span></text:p>
      <text:p text:style-name="P1"><text:span text:style-name="T13">а) Изменены размеры и положение элементов интерфейса в методе </text:span><text:span text:style-name="Source_20_Text"><text:span text:style-name="T14">initializeUI()</text:span></text:span><text:span text:style-name="T13">. Размеры окна были изменены с (250, 450) на (375, 675), чтобы уместить дополнительные элементы.</text:span></text:p>
      <text:p text:style-name="P1"><text:span text:style-name="T13">б) Добавлен метод </text:span><text:span text:style-name="Source_20_Text"><text:span text:style-name="T14">showDetails()</text:span></text:span><text:span text:style-name="T13">, который изменяет описание пользователя на более подробное и обратно при нажатии кнопки "Подробнее".</text:span></text:p>
      <text:p text:style-name="P1"><text:span text:style-name="T13">в) Изменено местоположение и размеры некоторых элементов интерфейса в методе </text:span><text:span text:style-name="Source_20_Text"><text:span text:style-name="T14">setUpMainWindow()</text:span></text:span><text:span text:style-name="T13">, чтобы соответствовать новым размерам окна и лучше организовать компоновку элементов.</text:span></text:p>
      <text:p text:style-name="P1"><text:span text:style-name="T13">г) Добавлена глобальная переменная </text:span><text:span text:style-name="Source_20_Text"><text:span text:style-name="T14">details_button</text:span></text:span><text:span text:style-name="T13">, чтобы можно было изменять текст кнопки "Подробнее"/"Скрыть" и добавить к ней обработчик события.</text:span></text:p>
      <text:p text:style-name="P1"><text:span text:style-name="T13">д) В методе </text:span><text:span text:style-name="Source_20_Text"><text:span text:style-name="T14">setUpMainWindow()</text:span></text:span><text:span text:style-name="T13"> текст описания пользователя (</text:span><text:span text:style-name="Source_20_Text"><text:span text:style-name="T14">about_label</text:span></text:span><text:span text:style-name="T13">) теперь меняется в зависимости от текущего статуса: сокращенный (</text:span><text:span text:style-name="Source_20_Text"><text:span text:style-name="T14">short_description</text:span></text:span><text:span text:style-name="T13">) или подробный (</text:span><text:span text:style-name="Source_20_Text"><text:span text:style-name="T14">detailed_description</text:span></text:span><text:span text:style-name="T13">). При этом используется условие, проверяющее текущее значение текста.</text:span></text:p>
      <text:p text:style-name="P1"><text:span text:style-name="T13"/></text:p>
      <text:p text:style-name="P1"><text:span text:style-name="T15">Р</text:span><text:span text:style-name="T13">ассмотрим реализацию кнопки "Подробнее" более подробно.</text:span></text:p>
      <text:p text:style-name="P1"><text:span text:style-name="T15">К</text:span><text:span text:style-name="T13">нопка создается в методе </text:span><text:span text:style-name="Source_20_Text"><text:span text:style-name="T14">setUpMainWindow()</text:span></text:span><text:span text:style-name="T13"> следующим образом:</text:span></text:p>
      <text:p text:style-name="P3" loext:marker-style-name="T4"><text:span text:style-name="T5">details_button </text:span><text:span text:style-name="T7">= </text:span><text:span text:style-name="T3">QPushButton</text:span><text:span text:style-name="T4">(</text:span><text:span text:style-name="T10">"Подробнее"</text:span><text:span text:style-name="T4">, </text:span><text:span text:style-name="T8">self</text:span><text:span text:style-name="T4">)<text:line-break/>details_button.</text:span><text:span text:style-name="T3">move</text:span><text:span text:style-name="T4">(</text:span><text:span text:style-name="T9">50</text:span><text:span text:style-name="T4">, </text:span><text:span text:style-name="T9">600</text:span><text:span text:style-name="T4">)<text:line-break/>details_button.clicked.</text:span><text:span text:style-name="T3">connect</text:span><text:span text:style-name="T4">(</text:span><text:span text:style-name="T8">self</text:span><text:span text:style-name="T4">.showDetails)</text:span></text:p>
      <text:p text:style-name="P2"><text:span text:style-name="T13">Этот код создает объект QPushButton с текстом "Подробнее" и привязывает его к окну (self). Метод </text:span><text:span text:style-name="Source_20_Text"><text:span text:style-name="T14">move(50, 600)</text:span></text:span><text:span text:style-name="T13"> устанавливает положение кнопки на экране по горизонтали и вертикали. Затем устанавливается соединение сигнала </text:span><text:span text:style-name="Source_20_Text"><text:span text:style-name="T14">clicked</text:span></text:span><text:span text:style-name="T13"> (щелчок на кнопке) со слотом </text:span><text:span text:style-name="Source_20_Text"><text:span text:style-name="T14">self.showDetails</text:span></text:span><text:span text:style-name="T13">, что означает, что при щелчке на кнопке будет вызываться метод </text:span><text:span text:style-name="Source_20_Text"><text:span text:style-name="T14">showDetails()</text:span></text:span><text:span text:style-name="T13">.</text:span></text:p>
      <text:p text:style-name="P2"><text:span text:style-name="T13">Метод </text:span><text:span text:style-name="Source_20_Text"><text:span text:style-name="T14">showDetails()</text:span></text:span><text:span text:style-name="T13"> отвечает за изменение текста описания пользователя и текста кнопки "Подробнее"/"Скрыть":</text:span></text:p>
      <text:p text:style-name="P3" loext:marker-style-name="T4"><text:span text:style-name="T2">def </text:span><text:span text:style-name="T6">showDetails</text:span><text:span text:style-name="T4">(</text:span><text:span text:style-name="T8">self</text:span><text:span text:style-name="T4">)</text:span><text:span text:style-name="T7">:<text:line-break/> <text:s text:c="3"/></text:span><text:span text:style-name="T1">global </text:span><text:span text:style-name="T4">about_label, details_button, detailed_description, short_description<text:line-break/> <text:s text:c="3"/></text:span><text:span text:style-name="T1">if </text:span><text:span text:style-name="T4">about_label.</text:span><text:span text:style-name="T3">text</text:span><text:span text:style-name="T4">() </text:span><text:span text:style-name="T7">== </text:span><text:span text:style-name="T4">short_description</text:span><text:span text:style-name="T7">:<text:line-break/> <text:s text:c="7"/></text:span><text:span text:style-name="T4">about_label.</text:span><text:span text:style-name="T3">setText</text:span><text:span text:style-name="T4">(detailed_description)<text:line-break/> <text:s text:c="7"/>details_button.</text:span><text:span text:style-name="T3">setText</text:span><text:span text:style-name="T4">(</text:span><text:span text:style-name="T10">"Скрыть"</text:span><text:span text:style-name="T4">)<text:line-break/> <text:s text:c="3"/></text:span><text:span text:style-name="T1">else</text:span><text:span text:style-name="T7">:<text:line-break/></text:span><text:soft-page-break/><text:span text:style-name="T7"> <text:s text:c="7"/></text:span><text:span text:style-name="T4">about_label.</text:span><text:span text:style-name="T3">setText</text:span><text:span text:style-name="T4">(short_description)<text:line-break/> <text:s text:c="7"/>details_button.</text:span><text:span text:style-name="T3">setText</text:span><text:span text:style-name="T4">(</text:span><text:span text:style-name="T10">"Подробнее"</text:span><text:span text:style-name="T4">)</text:span></text:p>
      <text:p text:style-name="P2"><text:span text:style-name="T13">В этом методе используется условие: если текущий текст описания (</text:span><text:span text:style-name="Source_20_Text"><text:span text:style-name="T14">about_label.text()</text:span></text:span><text:span text:style-name="T13">) совпадает с кратким описанием (</text:span><text:span text:style-name="Source_20_Text"><text:span text:style-name="T14">short_description</text:span></text:span><text:span text:style-name="T13">), то текст описания изменяется на подробное описание (</text:span><text:span text:style-name="Source_20_Text"><text:span text:style-name="T14">detailed_description</text:span></text:span><text:span text:style-name="T13">) и текст кнопки меняется на "Скрыть". В противном случае текст описания меняется на краткое описание и текст кнопки возвращается к "Подробнее". Таким образом, при каждом нажатии на кнопку происходит смена текста описания и текста на кнопке.</text:span></text:p>
      <text:p text:style-name="P2"><text:span text:style-name="T13"/></text:p>
      <text:p text:style-name="P2"><text:span text:style-name="T13">Полный текст программы:</text:span></text:p>
      <text:p text:style-name="P3" loext:marker-style-name="T4"><text:span text:style-name="T2">import </text:span><text:span text:style-name="T4">sys<text:line-break/></text:span><text:span text:style-name="T1">from </text:span><text:span text:style-name="T4">PyQt6.QtWidgets </text:span><text:span text:style-name="T1">import </text:span><text:span text:style-name="T4">QApplication, QWidget, QLabel, QPushButton<text:line-break/></text:span><text:span text:style-name="T1">from </text:span><text:span text:style-name="T4">PyQt6.QtGui </text:span><text:span text:style-name="T1">import </text:span><text:span text:style-name="T4">QFont, QPixmap<text:line-break/><text:line-break/><text:line-break/></text:span><text:span text:style-name="T1">class </text:span><text:span text:style-name="T6">MainWindow</text:span><text:span text:style-name="T4">(QWidget)</text:span><text:span text:style-name="T7">:<text:line-break/> <text:s text:c="3"/></text:span><text:span text:style-name="T1">def __init__</text:span><text:span text:style-name="T4">(</text:span><text:span text:style-name="T8">self</text:span><text:span text:style-name="T4">)</text:span><text:span text:style-name="T7">:<text:line-break/> <text:s text:c="7"/></text:span><text:span text:style-name="T3">super</text:span><text:span text:style-name="T4">().</text:span><text:span text:style-name="T3">__init__</text:span><text:span text:style-name="T4">()<text:line-break/> <text:s text:c="7"/></text:span><text:span text:style-name="T8">self</text:span><text:span text:style-name="T4">.</text:span><text:span text:style-name="T3">initializeUI</text:span><text:span text:style-name="T4">()<text:line-break/><text:line-break/> <text:s text:c="3"/></text:span><text:span text:style-name="T1">def </text:span><text:span text:style-name="T6">initializeUI</text:span><text:span text:style-name="T4">(</text:span><text:span text:style-name="T8">self</text:span><text:span text:style-name="T4">)</text:span><text:span text:style-name="T7">:<text:line-break/> <text:s text:c="7"/></text:span><text:span text:style-name="T8">self</text:span><text:span text:style-name="T4">.</text:span><text:span text:style-name="T3">setGeometry</text:span><text:span text:style-name="T4">(</text:span><text:span text:style-name="T9">50</text:span><text:span text:style-name="T4">, </text:span><text:span text:style-name="T9">50</text:span><text:span text:style-name="T4">, </text:span><text:span text:style-name="T9">375</text:span><text:span text:style-name="T4">, </text:span><text:span text:style-name="T9">675</text:span><text:span text:style-name="T4">)<text:line-break/> <text:s text:c="7"/></text:span><text:span text:style-name="T8">self</text:span><text:span text:style-name="T4">.</text:span><text:span text:style-name="T3">setWindowTitle</text:span><text:span text:style-name="T4">(</text:span><text:span text:style-name="T10">"Об авторе"</text:span><text:span text:style-name="T4">)<text:line-break/> <text:s text:c="7"/></text:span><text:span text:style-name="T8">self</text:span><text:span text:style-name="T4">.</text:span><text:span text:style-name="T3">setUpMainWindow</text:span><text:span text:style-name="T4">()<text:line-break/> <text:s text:c="7"/></text:span><text:span text:style-name="T8">self</text:span><text:span text:style-name="T4">.</text:span><text:span text:style-name="T3">show</text:span><text:span text:style-name="T4">()<text:line-break/><text:line-break/> <text:s text:c="3"/></text:span><text:span text:style-name="T1">def </text:span><text:span text:style-name="T6">createImageLabels</text:span><text:span text:style-name="T4">(</text:span><text:span text:style-name="T8">self</text:span><text:span text:style-name="T4">)</text:span><text:span text:style-name="T7">:<text:line-break/> <text:s text:c="7"/></text:span><text:span text:style-name="T4">images </text:span><text:span text:style-name="T7">= </text:span><text:span text:style-name="T4">[</text:span><text:span text:style-name="T10">"images/Фон.jpg"</text:span><text:span text:style-name="T4">,<text:line-break/> <text:s text:c="17"/></text:span><text:span text:style-name="T10">"images/Фото.png"</text:span><text:span text:style-name="T4">]<text:line-break/> <text:s text:c="7"/></text:span><text:span text:style-name="T1">for </text:span><text:span text:style-name="T4">image </text:span><text:span text:style-name="T1">in </text:span><text:span text:style-name="T4">images</text:span><text:span text:style-name="T7">:<text:line-break/> <text:s text:c="11"/></text:span><text:span text:style-name="T1">try</text:span><text:span text:style-name="T7">:<text:line-break/> <text:s text:c="15"/></text:span><text:span text:style-name="T1">with </text:span><text:span text:style-name="T3">open</text:span><text:span text:style-name="T4">(image)</text:span><text:span text:style-name="T7">:<text:line-break/> <text:s text:c="19"/></text:span><text:span text:style-name="T4">label </text:span><text:span text:style-name="T7">= </text:span><text:span text:style-name="T3">QLabel</text:span><text:span text:style-name="T4">(</text:span><text:span text:style-name="T8">self</text:span><text:span text:style-name="T4">)<text:line-break/> <text:s text:c="19"/>pixmap </text:span><text:span text:style-name="T7">= </text:span><text:span text:style-name="T3">QPixmap</text:span><text:span text:style-name="T4">(image)<text:line-break/> <text:s text:c="19"/>label.</text:span><text:span text:style-name="T3">setPixmap</text:span><text:span text:style-name="T4">(pixmap)<text:line-break/> <text:s text:c="19"/></text:span><text:span text:style-name="T1">if </text:span><text:span text:style-name="T4">image </text:span><text:span text:style-name="T7">== </text:span><text:span text:style-name="T10">"images/Фон.jpg"</text:span><text:span text:style-name="T7">:<text:line-break/> <text:s text:c="23"/></text:span><text:span text:style-name="T4">label.</text:span><text:span text:style-name="T3">setGeometry</text:span><text:span text:style-name="T4">(</text:span><text:span text:style-name="T9">0</text:span><text:span text:style-name="T4">, </text:span><text:span text:style-name="T9">0</text:span><text:span text:style-name="T4">, </text:span><text:span text:style-name="T9">375</text:span><text:span text:style-name="T4">, </text:span><text:span text:style-name="T9">170</text:span><text:span text:style-name="T4">)<text:line-break/> <text:s text:c="23"/>label.</text:span><text:span text:style-name="T3">setScaledContents</text:span><text:span text:style-name="T4">(</text:span><text:span text:style-name="T1">True</text:span><text:span text:style-name="T4">)<text:line-break/> <text:s text:c="19"/></text:span><text:span text:style-name="T1">if </text:span><text:span text:style-name="T4">image </text:span><text:span text:style-name="T7">== </text:span><text:span text:style-name="T10">"images/Фото.png"</text:span><text:span text:style-name="T7">:<text:line-break/> <text:s text:c="23"/></text:span><text:span text:style-name="T4">label.</text:span><text:span text:style-name="T3">setGeometry</text:span><text:span text:style-name="T4">(</text:span><text:span text:style-name="T9">130</text:span><text:span text:style-name="T4">, </text:span><text:span text:style-name="T9">10</text:span><text:span text:style-name="T4">, </text:span><text:span text:style-name="T9">105</text:span><text:span text:style-name="T4">, </text:span><text:span text:style-name="T9">150</text:span><text:span text:style-name="T4">)<text:line-break/> <text:s text:c="23"/>label.</text:span><text:span text:style-name="T3">setScaledContents</text:span><text:span text:style-name="T4">(</text:span><text:span text:style-name="T1">True</text:span><text:span text:style-name="T4">)<text:line-break/></text:span><text:soft-page-break/><text:span text:style-name="T4"> <text:s text:c="11"/></text:span><text:span text:style-name="T1">except </text:span><text:span text:style-name="T3">FileNotFoundError </text:span><text:span text:style-name="T1">as </text:span><text:span text:style-name="T4">error</text:span><text:span text:style-name="T7">:<text:line-break/> <text:s text:c="15"/></text:span><text:span text:style-name="T3">print</text:span><text:span text:style-name="T4">(</text:span><text:span text:style-name="T10">f"Image not found.</text:span><text:span text:style-name="T9">\n</text:span><text:span text:style-name="T10">Error: </text:span><text:span text:style-name="T9">{</text:span><text:span text:style-name="T4">error</text:span><text:span text:style-name="T9">}</text:span><text:span text:style-name="T10">"</text:span><text:span text:style-name="T4">)<text:line-break/><text:line-break/> <text:s text:c="3"/></text:span><text:span text:style-name="T1">def </text:span><text:span text:style-name="T6">buttonClicked</text:span><text:span text:style-name="T4">(</text:span><text:span text:style-name="T8">self</text:span><text:span text:style-name="T4">)</text:span><text:span text:style-name="T7">:<text:line-break/> <text:s text:c="7"/></text:span><text:span text:style-name="T8">self</text:span><text:span text:style-name="T4">.</text:span><text:span text:style-name="T3">close</text:span><text:span text:style-name="T4">()<text:line-break/><text:line-break/> <text:s text:c="3"/></text:span><text:span text:style-name="T1">def </text:span><text:span text:style-name="T6">showDetails</text:span><text:span text:style-name="T4">(</text:span><text:span text:style-name="T8">self</text:span><text:span text:style-name="T4">)</text:span><text:span text:style-name="T7">:<text:line-break/> <text:s text:c="7"/></text:span><text:span text:style-name="T1">global </text:span><text:span text:style-name="T4">about_label, details_button, detailed_description, short_description<text:line-break/> <text:s text:c="7"/></text:span><text:span text:style-name="T1">if </text:span><text:span text:style-name="T4">about_label.</text:span><text:span text:style-name="T3">text</text:span><text:span text:style-name="T4">() </text:span><text:span text:style-name="T7">== </text:span><text:span text:style-name="T4">short_description</text:span><text:span text:style-name="T7">:<text:line-break/> <text:s text:c="11"/></text:span><text:span text:style-name="T4">about_label.</text:span><text:span text:style-name="T3">setText</text:span><text:span text:style-name="T4">(detailed_description)<text:line-break/> <text:s text:c="11"/>details_button.</text:span><text:span text:style-name="T3">setText</text:span><text:span text:style-name="T4">(</text:span><text:span text:style-name="T10">"Скрыть"</text:span><text:span text:style-name="T4">)<text:line-break/> <text:s text:c="7"/></text:span><text:span text:style-name="T1">else</text:span><text:span text:style-name="T7">:<text:line-break/> <text:s text:c="11"/></text:span><text:span text:style-name="T4">about_label.</text:span><text:span text:style-name="T3">setText</text:span><text:span text:style-name="T4">(short_description)<text:line-break/> <text:s text:c="11"/>details_button.</text:span><text:span text:style-name="T3">setText</text:span><text:span text:style-name="T4">(</text:span><text:span text:style-name="T10">"Подробнее"</text:span><text:span text:style-name="T4">)<text:line-break/><text:line-break/> <text:s text:c="3"/></text:span><text:span text:style-name="T1">def </text:span><text:span text:style-name="T6">setUpMainWindow</text:span><text:span text:style-name="T4">(</text:span><text:span text:style-name="T8">self</text:span><text:span text:style-name="T4">)</text:span><text:span text:style-name="T7">:<text:line-break/> <text:s text:c="7"/></text:span><text:span text:style-name="T8">self</text:span><text:span text:style-name="T4">.</text:span><text:span text:style-name="T3">createImageLabels</text:span><text:span text:style-name="T4">()<text:line-break/><text:line-break/> <text:s text:c="7"/>user_label </text:span><text:span text:style-name="T7">= </text:span><text:span text:style-name="T3">QLabel</text:span><text:span text:style-name="T4">(</text:span><text:span text:style-name="T8">self</text:span><text:span text:style-name="T4">)<text:line-break/> <text:s text:c="7"/>user_label.</text:span><text:span text:style-name="T3">setText</text:span><text:span text:style-name="T4">(</text:span><text:span text:style-name="T10">"Иван Петров"</text:span><text:span text:style-name="T4">)<text:line-break/> <text:s text:c="7"/>user_label.</text:span><text:span text:style-name="T3">setFont</text:span><text:span text:style-name="T4">(</text:span><text:span text:style-name="T3">QFont</text:span><text:span text:style-name="T4">(</text:span><text:span text:style-name="T10">"Arial"</text:span><text:span text:style-name="T4">, </text:span><text:span text:style-name="T9">16</text:span><text:span text:style-name="T4">))<text:line-break/> <text:s text:c="7"/>user_label.</text:span><text:span text:style-name="T3">move</text:span><text:span text:style-name="T4">(</text:span><text:span text:style-name="T9">120</text:span><text:span text:style-name="T4">, </text:span><text:span text:style-name="T9">180</text:span><text:span text:style-name="T4">)<text:line-break/><text:line-break/> <text:s text:c="7"/>bio_label </text:span><text:span text:style-name="T7">= </text:span><text:span text:style-name="T3">QLabel</text:span><text:span text:style-name="T4">(</text:span><text:span text:style-name="T8">self</text:span><text:span text:style-name="T4">)<text:line-break/> <text:s text:c="7"/>bio_label.</text:span><text:span text:style-name="T3">setText</text:span><text:span text:style-name="T4">(</text:span><text:span text:style-name="T10">"Биография"</text:span><text:span text:style-name="T4">)<text:line-break/> <text:s text:c="7"/>bio_label.</text:span><text:span text:style-name="T3">setFont</text:span><text:span text:style-name="T4">(</text:span><text:span text:style-name="T3">QFont</text:span><text:span text:style-name="T4">(</text:span><text:span text:style-name="T10">"Arial"</text:span><text:span text:style-name="T4">, </text:span><text:span text:style-name="T9">14</text:span><text:span text:style-name="T4">))<text:line-break/> <text:s text:c="7"/>bio_label.</text:span><text:span text:style-name="T3">move</text:span><text:span text:style-name="T4">(</text:span><text:span text:style-name="T9">15</text:span><text:span text:style-name="T4">, </text:span><text:span text:style-name="T9">210</text:span><text:span text:style-name="T4">)<text:line-break/><text:line-break/> <text:s text:c="7"/></text:span><text:span text:style-name="T1">global </text:span><text:span text:style-name="T4">about_label, detailed_description, short_description<text:line-break/> <text:s text:c="7"/>short_description </text:span><text:span text:style-name="T7">= </text:span><text:span text:style-name="T10">"Предприниматель </text:span><text:span text:style-name="T9">\t\t\n\n</text:span><text:span text:style-name="T10">"<text:line-break/> <text:s text:c="7"/></text:span><text:span text:style-name="T4">detailed_description </text:span><text:span text:style-name="T7">= </text:span><text:span text:style-name="T10">"Предприниматель "</text:span><text:span text:style-name="T4">\<text:line-break/> <text:s text:c="30"/></text:span><text:span text:style-name="T10">"Директор ООО АЛ-ТЕХ и ООО Дельфин "<text:line-break/> <text:s text:c="7"/></text:span><text:span text:style-name="T4">about_label </text:span><text:span text:style-name="T7">= </text:span><text:span text:style-name="T3">QLabel</text:span><text:span text:style-name="T4">(</text:span><text:span text:style-name="T8">self</text:span><text:span text:style-name="T4">)<text:line-break/> <text:s text:c="7"/>about_label.</text:span><text:span text:style-name="T3">setText</text:span><text:span text:style-name="T4">(short_description)<text:line-break/> <text:s text:c="7"/>about_label.</text:span><text:span text:style-name="T3">setWordWrap</text:span><text:span text:style-name="T4">(</text:span><text:span text:style-name="T1">True</text:span><text:span text:style-name="T4">)<text:line-break/> <text:s text:c="7"/>about_label.</text:span><text:span text:style-name="T3">move</text:span><text:span text:style-name="T4">(</text:span><text:span text:style-name="T9">15</text:span><text:span text:style-name="T4">, </text:span><text:span text:style-name="T9">245</text:span><text:span text:style-name="T4">)<text:line-break/><text:line-break/> <text:s text:c="7"/>skills_label </text:span><text:span text:style-name="T7">= </text:span><text:span text:style-name="T3">QLabel</text:span><text:span text:style-name="T4">(</text:span><text:span text:style-name="T8">self</text:span><text:span text:style-name="T4">)<text:line-break/></text:span><text:soft-page-break/><text:span text:style-name="T4"> <text:s text:c="7"/>skills_label.</text:span><text:span text:style-name="T3">setText</text:span><text:span text:style-name="T4">(</text:span><text:span text:style-name="T10">"Умения"</text:span><text:span text:style-name="T4">)<text:line-break/> <text:s text:c="7"/>skills_label.</text:span><text:span text:style-name="T3">setFont</text:span><text:span text:style-name="T4">(</text:span><text:span text:style-name="T3">QFont</text:span><text:span text:style-name="T4">(</text:span><text:span text:style-name="T10">"Arial"</text:span><text:span text:style-name="T4">, </text:span><text:span text:style-name="T9">14</text:span><text:span text:style-name="T4">))<text:line-break/> <text:s text:c="7"/>skills_label.</text:span><text:span text:style-name="T3">move</text:span><text:span text:style-name="T4">(</text:span><text:span text:style-name="T9">15</text:span><text:span text:style-name="T4">, </text:span><text:span text:style-name="T9">320</text:span><text:span text:style-name="T4">)<text:line-break/><text:line-break/> <text:s text:c="7"/>languages_label </text:span><text:span text:style-name="T7">= </text:span><text:span text:style-name="T3">QLabel</text:span><text:span text:style-name="T4">(</text:span><text:span text:style-name="T8">self</text:span><text:span text:style-name="T4">)<text:line-break/> <text:s text:c="7"/>languages_label.</text:span><text:span text:style-name="T3">setText</text:span><text:span text:style-name="T4">(</text:span><text:span text:style-name="T10">"Python | C++ | SQL | 1C"</text:span><text:span text:style-name="T4">)<text:line-break/> <text:s text:c="7"/>languages_label.</text:span><text:span text:style-name="T3">move</text:span><text:span text:style-name="T4">(</text:span><text:span text:style-name="T9">15</text:span><text:span text:style-name="T4">, </text:span><text:span text:style-name="T9">345</text:span><text:span text:style-name="T4">)<text:line-break/><text:line-break/> <text:s text:c="7"/>experience_label </text:span><text:span text:style-name="T7">= </text:span><text:span text:style-name="T3">QLabel</text:span><text:span text:style-name="T4">(</text:span><text:span text:style-name="T8">self</text:span><text:span text:style-name="T4">)<text:line-break/> <text:s text:c="7"/>experience_label.</text:span><text:span text:style-name="T3">setText</text:span><text:span text:style-name="T4">(</text:span><text:span text:style-name="T10">"Опыт"</text:span><text:span text:style-name="T4">)<text:line-break/> <text:s text:c="7"/>experience_label.</text:span><text:span text:style-name="T3">setFont</text:span><text:span text:style-name="T4">(</text:span><text:span text:style-name="T3">QFont</text:span><text:span text:style-name="T4">(</text:span><text:span text:style-name="T10">"Arial"</text:span><text:span text:style-name="T4">, </text:span><text:span text:style-name="T9">14</text:span><text:span text:style-name="T4">))<text:line-break/> <text:s text:c="7"/>experience_label.</text:span><text:span text:style-name="T3">move</text:span><text:span text:style-name="T4">(</text:span><text:span text:style-name="T9">15</text:span><text:span text:style-name="T4">, </text:span><text:span text:style-name="T9">400</text:span><text:span text:style-name="T4">)<text:line-break/><text:line-break/> <text:s text:c="7"/>developer_label </text:span><text:span text:style-name="T7">= </text:span><text:span text:style-name="T3">QLabel</text:span><text:span text:style-name="T4">(</text:span><text:span text:style-name="T8">self</text:span><text:span text:style-name="T4">)<text:line-break/> <text:s text:c="7"/>developer_label.</text:span><text:span text:style-name="T3">setText</text:span><text:span text:style-name="T4">(</text:span><text:span text:style-name="T10">"Директор ООО АЛ-ТЕХ"</text:span><text:span text:style-name="T4">)<text:line-break/> <text:s text:c="7"/>developer_label.</text:span><text:span text:style-name="T3">move</text:span><text:span text:style-name="T4">(</text:span><text:span text:style-name="T9">15</text:span><text:span text:style-name="T4">, </text:span><text:span text:style-name="T9">425</text:span><text:span text:style-name="T4">)<text:line-break/><text:line-break/> <text:s text:c="7"/>dev_dates_label </text:span><text:span text:style-name="T7">= </text:span><text:span text:style-name="T3">QLabel</text:span><text:span text:style-name="T4">(</text:span><text:span text:style-name="T8">self</text:span><text:span text:style-name="T4">)<text:line-break/> <text:s text:c="7"/>dev_dates_label.</text:span><text:span text:style-name="T3">setText</text:span><text:span text:style-name="T4">(</text:span><text:span text:style-name="T10">"2010 - настоящее время"</text:span><text:span text:style-name="T4">)<text:line-break/> <text:s text:c="7"/>dev_dates_label.</text:span><text:span text:style-name="T3">setFont</text:span><text:span text:style-name="T4">(</text:span><text:span text:style-name="T3">QFont</text:span><text:span text:style-name="T4">(</text:span><text:span text:style-name="T10">"Arial"</text:span><text:span text:style-name="T4">, </text:span><text:span text:style-name="T9">10</text:span><text:span text:style-name="T4">))<text:line-break/> <text:s text:c="7"/>dev_dates_label.</text:span><text:span text:style-name="T3">move</text:span><text:span text:style-name="T4">(</text:span><text:span text:style-name="T9">15</text:span><text:span text:style-name="T4">, </text:span><text:span text:style-name="T9">445</text:span><text:span text:style-name="T4">)<text:line-break/><text:line-break/> <text:s text:c="7"/>pizza_label </text:span><text:span text:style-name="T7">= </text:span><text:span text:style-name="T3">QLabel</text:span><text:span text:style-name="T4">(</text:span><text:span text:style-name="T8">self</text:span><text:span text:style-name="T4">)<text:line-break/> <text:s text:c="7"/>pizza_label.</text:span><text:span text:style-name="T3">setText</text:span><text:span text:style-name="T4">(</text:span><text:span text:style-name="T10">"Директор ООО Дельфин"</text:span><text:span text:style-name="T4">)<text:line-break/> <text:s text:c="7"/>pizza_label.</text:span><text:span text:style-name="T3">move</text:span><text:span text:style-name="T4">(</text:span><text:span text:style-name="T9">15</text:span><text:span text:style-name="T4">, </text:span><text:span text:style-name="T9">475</text:span><text:span text:style-name="T4">)<text:line-break/><text:line-break/> <text:s text:c="7"/>pizza_dates_label </text:span><text:span text:style-name="T7">= </text:span><text:span text:style-name="T3">QLabel</text:span><text:span text:style-name="T4">(</text:span><text:span text:style-name="T8">self</text:span><text:span text:style-name="T4">)<text:line-break/> <text:s text:c="7"/>pizza_dates_label.</text:span><text:span text:style-name="T3">setText</text:span><text:span text:style-name="T4">(</text:span><text:span text:style-name="T10">"2023 - настоящее время"</text:span><text:span text:style-name="T4">)<text:line-break/> <text:s text:c="7"/>pizza_dates_label.</text:span><text:span text:style-name="T3">setFont</text:span><text:span text:style-name="T4">(</text:span><text:span text:style-name="T3">QFont</text:span><text:span text:style-name="T4">(</text:span><text:span text:style-name="T10">"Arial"</text:span><text:span text:style-name="T4">, </text:span><text:span text:style-name="T9">10</text:span><text:span text:style-name="T4">))<text:line-break/> <text:s text:c="7"/>pizza_dates_label.</text:span><text:span text:style-name="T3">move</text:span><text:span text:style-name="T4">(</text:span><text:span text:style-name="T9">15</text:span><text:span text:style-name="T4">, </text:span><text:span text:style-name="T9">495</text:span><text:span text:style-name="T4">)<text:line-break/><text:line-break/> <text:s text:c="7"/></text:span><text:span text:style-name="T1">global </text:span><text:span text:style-name="T4">details_button<text:line-break/> <text:s text:c="7"/>details_button </text:span><text:span text:style-name="T7">= </text:span><text:span text:style-name="T3">QPushButton</text:span><text:span text:style-name="T4">(</text:span><text:span text:style-name="T10">"Подробнее"</text:span><text:span text:style-name="T4">, </text:span><text:span text:style-name="T8">self</text:span><text:span text:style-name="T4">)<text:line-break/> <text:s text:c="7"/>details_button.</text:span><text:span text:style-name="T3">move</text:span><text:span text:style-name="T4">(</text:span><text:span text:style-name="T9">50</text:span><text:span text:style-name="T4">, </text:span><text:span text:style-name="T9">600</text:span><text:span text:style-name="T4">)<text:line-break/> <text:s text:c="7"/>details_button.clicked.</text:span><text:span text:style-name="T3">connect</text:span><text:span text:style-name="T4">(</text:span><text:span text:style-name="T8">self</text:span><text:span text:style-name="T4">.showDetails)<text:line-break/><text:line-break/> <text:s text:c="7"/>ok_button </text:span><text:span text:style-name="T7">= </text:span><text:span text:style-name="T3">QPushButton</text:span><text:span text:style-name="T4">(</text:span><text:span text:style-name="T10">"ОК"</text:span><text:span text:style-name="T4">, </text:span><text:span text:style-name="T8">self</text:span><text:span text:style-name="T4">)<text:line-break/> <text:s text:c="7"/>ok_button.</text:span><text:span text:style-name="T3">move</text:span><text:span text:style-name="T4">(</text:span><text:span text:style-name="T9">240</text:span><text:span text:style-name="T4">, </text:span><text:span text:style-name="T9">600</text:span><text:span text:style-name="T4">)<text:line-break/> <text:s text:c="7"/>ok_button.clicked.</text:span><text:span text:style-name="T3">connect</text:span><text:span text:style-name="T4">(</text:span><text:span text:style-name="T8">self</text:span><text:span text:style-name="T4">.buttonClicked)<text:line-break/></text:span><text:soft-page-break/><text:span text:style-name="T4"><text:line-break/><text:line-break/></text:span><text:span text:style-name="T11"># Run program<text:line-break/></text:span><text:span text:style-name="T1">if </text:span><text:span text:style-name="T4">__name__ </text:span><text:span text:style-name="T7">== </text:span><text:span text:style-name="T10">'__main__'</text:span><text:span text:style-name="T7">:<text:line-break/> <text:s text:c="3"/></text:span><text:span text:style-name="T4">app </text:span><text:span text:style-name="T7">= </text:span><text:span text:style-name="T3">QApplication</text:span><text:span text:style-name="T4">(sys.argv)<text:line-break/> <text:s text:c="3"/>window </text:span><text:span text:style-name="T7">= </text:span><text:span text:style-name="T3">MainWindow</text:span><text:span text:style-name="T4">()<text:line-break/> <text:s text:c="3"/>sys.</text:span><text:span text:style-name="T3">exit</text:span><text:span text:style-name="T4">(app.</text:span><text:span text:style-name="T3">exec</text:span><text:span text:style-name="T4">())<text:line-break/></text:span></text:p>
      <text:p text:style-name="P2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0:03:34.830991308</meta:creation-date>
    <meta:generator>LibreOffice/7.6.5.2$Linux_X86_64 LibreOffice_project/60$Build-2</meta:generator>
    <dc:date>2024-04-04T20:13:51.756094477</dc:date>
    <meta:editing-duration>PT9M38S</meta:editing-duration>
    <meta:editing-cycles>1</meta:editing-cycles>
    <meta:document-statistic meta:table-count="0" meta:image-count="0" meta:object-count="0" meta:page-count="5" meta:paragraph-count="18" meta:word-count="574" meta:character-count="6855" meta:non-whitespace-character-count="5368"/>
  </office:meta>
</office:document-meta>
</file>